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15a1" officeooo:paragraph-rsid="000c15a1"/>
    </style:style>
    <style:style style:name="P2" style:family="paragraph" style:parent-style-name="Standard">
      <style:text-properties fo:language="en" fo:country="US" officeooo:rsid="000c15a1" officeooo:paragraph-rsid="000c5a92"/>
    </style:style>
    <style:style style:name="P3" style:family="paragraph" style:parent-style-name="Standard">
      <style:text-properties fo:language="en" fo:country="US" officeooo:rsid="000c5a92" officeooo:paragraph-rsid="000c5a92"/>
    </style:style>
    <style:style style:name="P4" style:family="paragraph" style:parent-style-name="Standard">
      <style:text-properties fo:language="en" fo:country="US" officeooo:rsid="000cb127" officeooo:paragraph-rsid="000cb127"/>
    </style:style>
    <style:style style:name="P5" style:family="paragraph" style:parent-style-name="Standard">
      <style:text-properties fo:language="en" fo:country="US" officeooo:rsid="000cb127" officeooo:paragraph-rsid="000e3044"/>
    </style:style>
    <style:style style:name="P6" style:family="paragraph" style:parent-style-name="Standard">
      <style:text-properties fo:language="en" fo:country="US" officeooo:rsid="000ffba8" officeooo:paragraph-rsid="000ffba8"/>
    </style:style>
    <style:style style:name="P7" style:family="paragraph" style:parent-style-name="Standard" style:list-style-name="L1">
      <style:text-properties fo:font-size="10pt" fo:language="en" fo:country="US" officeooo:rsid="000cb127" officeooo:paragraph-rsid="000cb127"/>
    </style:style>
    <style:style style:name="P8" style:family="paragraph" style:parent-style-name="Standard" style:list-style-name="L1">
      <style:text-properties fo:font-size="10pt" fo:language="en" fo:country="US" officeooo:rsid="000e3044" officeooo:paragraph-rsid="000e3044"/>
    </style:style>
    <style:style style:name="P9" style:family="paragraph" style:parent-style-name="Standard" style:list-style-name="L2">
      <style:text-properties fo:font-size="10pt" fo:language="en" fo:country="US" officeooo:rsid="000e3044" officeooo:paragraph-rsid="000e3044"/>
    </style:style>
    <style:style style:name="P10" style:family="paragraph" style:parent-style-name="Standard" style:list-style-name="L1">
      <style:text-properties fo:language="en" fo:country="US" officeooo:rsid="000e3044" officeooo:paragraph-rsid="000e3044"/>
    </style:style>
    <style:style style:name="P11" style:family="paragraph" style:parent-style-name="Standard" style:list-style-name="L2">
      <style:text-properties fo:language="en" fo:country="US" officeooo:rsid="000e3044" officeooo:paragraph-rsid="000e3044"/>
    </style:style>
    <style:style style:name="P12" style:family="paragraph" style:parent-style-name="Standard" style:list-style-name="L1">
      <style:text-properties fo:language="en" fo:country="US" officeooo:rsid="000ffba8" officeooo:paragraph-rsid="000ffba8"/>
    </style:style>
    <style:style style:name="P13" style:family="paragraph" style:parent-style-name="Standard" style:list-style-name="L3">
      <style:text-properties fo:language="en" fo:country="US" officeooo:rsid="000ffba8" officeooo:paragraph-rsid="000ffba8"/>
    </style:style>
    <style:style style:name="P14" style:family="paragraph" style:parent-style-name="Standard" style:list-style-name="L1">
      <style:text-properties fo:language="en" fo:country="US" officeooo:rsid="00113870" officeooo:paragraph-rsid="00113870"/>
    </style:style>
    <style:style style:name="P15" style:family="paragraph" style:parent-style-name="Standard" style:list-style-name="L1">
      <style:text-properties fo:language="en" fo:country="US" officeooo:rsid="0011fc4a" officeooo:paragraph-rsid="0011fc4a"/>
    </style:style>
    <style:style style:name="P16" style:family="paragraph" style:parent-style-name="Standard" style:list-style-name="L2">
      <style:text-properties fo:language="en" fo:country="US" officeooo:rsid="001204a2" officeooo:paragraph-rsid="001204a2"/>
    </style:style>
    <style:style style:name="P17" style:family="paragraph" style:parent-style-name="Standard" style:list-style-name="L2">
      <style:text-properties fo:language="en" fo:country="US" officeooo:rsid="001250dc" officeooo:paragraph-rsid="001250dc"/>
    </style:style>
    <style:style style:name="P18" style:family="paragraph" style:parent-style-name="Standard" style:list-style-name="L2">
      <style:text-properties fo:language="en" fo:country="US" officeooo:rsid="001278aa" officeooo:paragraph-rsid="001278aa"/>
    </style:style>
    <style:style style:name="T1" style:family="text">
      <style:text-properties officeooo:rsid="000c5a92"/>
    </style:style>
    <style:style style:name="T2" style:family="text">
      <style:text-properties officeooo:rsid="000ffba8"/>
    </style:style>
    <style:style style:name="T3" style:family="text">
      <style:text-properties officeooo:rsid="001138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en Hawking: AI could wipe out humanity when it gets too clever as humans will be like ants</text:p>
      <text:p text:style-name="P1"/>
      <text:p text:style-name="P2">In this article, Stephen Hawking, a well-known scientist in AI and black holes. </text:p>
      <text:p text:style-name="P2">He was used to AI that allowed him to speak because he had a genetical disease.</text:p>
      <text:p text:style-name="P1">That article came out in October 2015 which might be old according to the speed of scientific discoveries/breakt<text:span text:style-name="T1">h</text:span>roughs.</text:p>
      <text:p text:style-name="P1">It was published in the independent tech, <text:span text:style-name="T1">it might focus on technology news.</text:span></text:p>
      <text:p text:style-name="P3">It deals with the future of AI and how it will turn out for humanity either in a positive way or negative way.</text:p>
      <text:p text:style-name="P3"/>
      <text:p text:style-name="P3"/>
      <text:p text:style-name="P4">This document deals with the future of AI, and about the potential dangers and the positive sides for mankind.</text:p>
      <text:p text:style-name="P4"/>
      <text:p text:style-name="P4"><text:span text:style-name="T3">Negative aspects</text:span>:</text:p>
      <text:list xml:id="list21627345889710462" text:style-name="L1">
        <text:list-item>
          <text:p text:style-name="P7">An AI could accidentally kill us while accomplishing its goal, just like a human could accidentally kill ants while accomplishing his.</text:p>
        </text:list-item>
        <text:list-item>
          <text:p text:style-name="P8">Even before it happens, they might <text:span text:style-name="T2">end up</text:span> tak<text:span text:style-name="T2">ing</text:span> our jobs</text:p>
          <text:p text:style-name="P10"/>
        </text:list-item>
        <text:list-item>
          <text:p text:style-name="P12">Machines will upgrade their own intelligence faster than us, thus we won’t be able to improve like them.</text:p>
        </text:list-item>
        <text:list-item>
          <text:p text:style-name="P12">Robots have to be programmed in an accurate manner so that they won’t oppose to our ai<text:span text:style-name="T3">ms</text:span></text:p>
        </text:list-item>
        <text:list-item>
          <text:p text:style-name="P14">If machines control the world, new jobs will be created. However it will be jobs requiring important high abilities and not everybody is able to do this</text:p>
        </text:list-item>
        <text:list-item>
          <text:p text:style-name="P15">Maybe machines will become so competent that we will be insignificant for them</text:p>
        </text:list-item>
        <text:list-item>
          <text:p text:style-name="P15">The arrival of AI can also increase inequalities in the world because a few people are able to buy these machines</text:p>
        </text:list-item>
      </text:list>
      <text:p text:style-name="P4"/>
      <text:p text:style-name="P4"/>
      <text:p text:style-name="P4">Positive <text:span text:style-name="T3">aspects</text:span>:</text:p>
      <text:list xml:id="list7349059124583621189" text:style-name="L2">
        <text:list-item>
          <text:p text:style-name="P9">Advanced AI will accomplish their goals perfectly (or at least very very well)</text:p>
        </text:list-item>
        <text:list-item>
          <text:p text:style-name="P9">Even if AI accidentally kill us, <text:span text:style-name="T2">they</text:span> won’t necessarily intend to. <text:span text:style-name="T2">So if we teach them to ensure our safety, the risk can be reduced</text:span></text:p>
          <text:p text:style-name="P11"/>
        </text:list-item>
        <text:list-item>
          <text:p text:style-name="P16">In some ways, the fact that machines might end up taking our jobs can be a good thing as long as it is for tedious tasks humans don’t want to do</text:p>
        </text:list-item>
        <text:list-item>
          <text:p text:style-name="P16">At some point, if AI is more intelligent than us, it will make life easier for workers: if there is a problem, the machine itself can get in touch with the company to solve the issue</text:p>
        </text:list-item>
        <text:list-item>
          <text:p text:style-name="P17">If machine get more intelligent than us, maybe we could learn things from them</text:p>
        </text:list-item>
        <text:list-item>
          <text:p text:style-name="P18">In the future, if the wealth brought by machines is fairly shared, we could all have a pleasant life</text:p>
        </text:list-item>
      </text:list>
      <text:p text:style-name="P6"/>
      <text:p text:style-name="P5"/>
      <text:p text:style-name="P5"/>
      <text:p text:style-name="P6">Vocabulaire:</text:p>
      <text:list xml:id="list676145055987833491" text:style-name="L3">
        <text:list-item>
          <text:p text:style-name="P13">Thus = ains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14:00.272000000</meta:creation-date>
    <dc:date>2018-11-12T15:32:09.248000000</dc:date>
    <meta:editing-duration>PT14M21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410" meta:character-count="2184" meta:non-whitespace-character-count="1813"/>
  </office:meta>
</office:document-meta>
</file>